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14D69CC8FB2608B8B2.png" manifest:media-type="image/png"/>
  <manifest:file-entry manifest:full-path="Pictures/10000001000000750000002C39FA41814AA70F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dbb6"/>
      <style:text-properties fo:color="#c9211e"/>
    </style:style>
    <style:style style:name="ce9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dbb6"/>
      <style:text-properties fo:color="#c9211e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dbb6"/>
      <style:text-properties style:use-window-font-color="true" fo:font-style="italic" style:font-style-asian="italic" style:font-style-complex="italic"/>
    </style:style>
    <style:style style:name="ce13" style:family="table-cell" style:parent-style-name="Default">
      <style:table-cell-properties fo:background-color="#ffdbb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28" style:family="table-cell" style:parent-style-name="Default">
      <style:text-properties fo:color="#c9211e" fo:font-style="italic" style:font-style-asian="italic" style:font-style-complex="italic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8823in" svg:height="0.3201in" svg:x="8in" svg:y="0.3555in">
            <draw:image xlink:href="Pictures/10000001000000750000002C39FA41814AA70F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8244in" svg:height="0.1571in" svg:x="9.226in" svg:y="0.3697in">
            <draw:image xlink:href="Pictures/100000010000006500000014D69CC8FB2608B8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TRC module TC calibration coefficient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ese values come from a 2 point calibration process using hot and hold water bath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e reading of the thermometer and three readings from each water bath were recorded and averaged for X1, Y1, X2, Y2</text:p>
          </table:table-cell>
          <table:table-cell table:style-name="Default"/>
          <table:table-cell table:number-columns-repeated="8"/>
          <table:table-cell table:style-name="ce17"/>
        </table:table-row>
        <table:table-row table:style-name="ro1">
          <table:table-cell office:value-type="string" calcext:value-type="string">
            <text:p>Intercept and slope are calculated and the coefficients stored here for use in the conf.py fil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BAD TC</text:p>
          </table:table-cell>
          <table:table-cell table:style-name="Default" office:value-type="string" calcext:value-type="string">
            <text:p>T11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/>
          <table:table-cell table:style-name="ce7" table:number-columns-repeated="2"/>
          <table:table-cell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/>
        </table:table-row>
        <table:table-row table:style-name="ro1">
          <table:table-cell table:style-name="ce6" office:value-type="string" calcext:value-type="string">
            <text:p>TC Name</text:p>
          </table:table-cell>
          <table:table-cell table:style-name="ce6" office:value-type="string" calcext:value-type="string">
            <text:p>Intercept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Quadratic (if needed)</text:p>
          </table:table-cell>
          <table:table-cell table:style-name="ce1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tercept</text:p>
          </table:table-cell>
        </table:table-row>
        <table:table-row table:style-name="ro1">
          <table:table-cell table:style-name="ce7" office:value-type="string" calcext:value-type="string">
            <text:p>T103</text:p>
          </table:table-cell>
          <table:table-cell table:formula="of:=ROUND([.K10];4)" office:value-type="float" office:value="-2.5112" calcext:value-type="float">
            <text:p>-2.5112</text:p>
          </table:table-cell>
          <table:table-cell table:style-name="ce7" table:formula="of:=ROUND([.J10];4)" office:value-type="float" office:value="1.0223" calcext:value-type="float">
            <text:p>1.022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10]-[.H10])/([.G10]-[.I10])" office:value-type="float" office:value="1.02230483271375" calcext:value-type="float">
            <text:p>1.02230483271375</text:p>
          </table:table-cell>
          <table:table-cell table:formula="of:=[.F10]-([.J10]*[.G10])" office:value-type="float" office:value="-2.51115241635688" calcext:value-type="float">
            <text:p>-2.51115241635688</text:p>
          </table:table-cell>
        </table:table-row>
        <table:table-row table:style-name="ro1">
          <table:table-cell table:style-name="ce7" office:value-type="string" calcext:value-type="string">
            <text:p>T105</text:p>
          </table:table-cell>
          <table:table-cell table:formula="of:=ROUND([.K11];4)" office:value-type="float" office:value="-3.6912" calcext:value-type="float">
            <text:p>-3.6912</text:p>
          </table:table-cell>
          <table:table-cell table:style-name="ce7" table:formula="of:=ROUND([.J11];4)" office:value-type="float" office:value="1.0107" calcext:value-type="float">
            <text:p>1.010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11]-[.H11])/([.G11]-[.I11])" office:value-type="float" office:value="1.01071820716967" calcext:value-type="float">
            <text:p>1.01071820716967</text:p>
          </table:table-cell>
          <table:table-cell table:formula="of:=[.F11]-([.J11]*[.G11])" office:value-type="float" office:value="-3.69123477605701" calcext:value-type="float">
            <text:p>-3.69123477605701</text:p>
          </table:table-cell>
        </table:table-row>
        <table:table-row table:style-name="ro1">
          <table:table-cell table:style-name="ce7" office:value-type="string" calcext:value-type="string">
            <text:p>T109</text:p>
          </table:table-cell>
          <table:table-cell table:formula="of:=ROUND([.K12];4)" office:value-type="float" office:value="-4.1935" calcext:value-type="float">
            <text:p>-4.1935</text:p>
          </table:table-cell>
          <table:table-cell table:style-name="ce7" table:formula="of:=ROUND([.J12];4)" office:value-type="float" office:value="1.0625" calcext:value-type="float">
            <text:p>1.06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2]-[.H12])/([.G12]-[.I12])" office:value-type="float" office:value="1.06251761238434" calcext:value-type="float">
            <text:p>1.06251761238434</text:p>
          </table:table-cell>
          <table:table-cell table:formula="of:=[.F12]-([.J12]*[.G12])" office:value-type="float" office:value="-4.19352603399133" calcext:value-type="float">
            <text:p>-4.19352603399133</text:p>
          </table:table-cell>
        </table:table-row>
        <table:table-row table:style-name="ro1">
          <table:table-cell table:style-name="ce7" office:value-type="string" calcext:value-type="string">
            <text:p>T118</text:p>
          </table:table-cell>
          <table:table-cell table:formula="of:=ROUND([.K13];4)" office:value-type="float" office:value="-3.6352" calcext:value-type="float">
            <text:p>-3.6352</text:p>
          </table:table-cell>
          <table:table-cell table:style-name="ce7" table:formula="of:=ROUND([.J13];4)" office:value-type="float" office:value="1.0157" calcext:value-type="float">
            <text:p>1.015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3]-[.H13])/([.G13]-[.I13])" office:value-type="float" office:value="1.01569311246731" calcext:value-type="float">
            <text:p>1.01569311246731</text:p>
          </table:table-cell>
          <table:table-cell table:formula="of:=[.F13]-([.J13]*[.G13])" office:value-type="float" office:value="-3.63517872711421" calcext:value-type="float">
            <text:p>-3.63517872711421</text:p>
          </table:table-cell>
        </table:table-row>
        <table:table-row table:style-name="ro1">
          <table:table-cell table:style-name="ce7" office:value-type="string" calcext:value-type="string">
            <text:p>T107</text:p>
          </table:table-cell>
          <table:table-cell table:formula="of:=ROUND([.K14];4)" office:value-type="float" office:value="-3.7182" calcext:value-type="float">
            <text:p>-3.7182</text:p>
          </table:table-cell>
          <table:table-cell table:style-name="ce7" table:formula="of:=ROUND([.J14];4)" office:value-type="float" office:value="1.0541" calcext:value-type="float">
            <text:p>1.054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4]-[.H14])/([.G14]-[.I14])" office:value-type="float" office:value="1.05414255595927" calcext:value-type="float">
            <text:p>1.05414255595927</text:p>
          </table:table-cell>
          <table:table-cell table:formula="of:=[.F14]-([.J14]*[.G14])" office:value-type="float" office:value="-3.71820750908357" calcext:value-type="float">
            <text:p>-3.71820750908357</text:p>
          </table:table-cell>
        </table:table-row>
        <table:table-row table:style-name="ro1">
          <table:table-cell table:style-name="ce8" office:value-type="string" calcext:value-type="string">
            <text:p>T110 (BAD)</text:p>
          </table:table-cell>
          <table:table-cell table:style-name="ce8" table:formula="of:=ROUND([.K15];4)" office:value-type="string" office:string-value="" calcext:value-type="error">
            <text:p>#DIV/0!</text:p>
          </table:table-cell>
          <table:table-cell table:style-name="ce8" table:formula="of:=ROUND([.J15];4)" office:value-type="string" office:string-value="" calcext:value-type="error">
            <text:p>#DIV/0!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5"/>
          <table:table-cell table:style-name="ce15" table:formula="of:=([.F15]-[.H15])/([.G15]-[.I15])" office:value-type="string" office:string-value="" calcext:value-type="error">
            <text:p>#DIV/0!</text:p>
          </table:table-cell>
          <table:table-cell table:style-name="ce15" table:formula="of:=[.F15]-([.J15]*[.G15])" office:value-type="string" office:string-value="" calcext:value-type="error">
            <text:p>#DIV/0!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RECALIBRATE AFTER FIXING FEMALE COUPLERS</text:p>
          </table:table-cell>
          <table:table-cell/>
          <table:table-cell table:style-name="ce7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FINAL VALUES IN CONF.PY FILE ORDER</text:p>
          </table:table-cell>
          <table:table-cell table:style-name="ce10" table:number-columns-repeated="3"/>
          <table:table-cell table:style-name="ce12"/>
          <table:table-cell table:style-name="ce16" office:value-type="string" calcext:value-type="string">
            <text:p>CALCULATIONS</text:p>
          </table:table-cell>
          <table:table-cell table:style-name="ce12" table:number-columns-repeated="3"/>
          <table:table-cell table:style-name="ce12" office:value-type="string" calcext:value-type="string">
            <text:p>Calculated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T115</text:p>
          </table:table-cell>
          <table:table-cell table:style-name="ce10" table:formula="of:=ROUND([.K19];4)" office:value-type="float" office:value="-1.9282" calcext:value-type="float">
            <text:p>-1.9282</text:p>
          </table:table-cell>
          <table:table-cell table:style-name="ce10" table:formula="of:=ROUND([.J19];4)" office:value-type="float" office:value="1.0463" calcext:value-type="float">
            <text:p>1.0463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1.914" calcext:value-type="float">
            <text:p>21.91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162" calcext:value-type="float">
            <text:p>38.162</text:p>
          </table:table-cell>
          <table:table-cell table:style-name="ce12" table:formula="of:=([.F19]-[.H19])/([.G19]-[.I19])" office:value-type="float" office:value="1.04628261939931" calcext:value-type="float">
            <text:p>1.04628261939931</text:p>
          </table:table-cell>
          <table:table-cell table:style-name="ce12" table:formula="of:=[.F19]-([.J19]*[.G19])" office:value-type="float" office:value="-1.9282373215165" calcext:value-type="float">
            <text:p>-1.9282373215165</text:p>
          </table:table-cell>
        </table:table-row>
        <table:table-row table:style-name="ro1">
          <table:table-cell table:style-name="ce22" office:value-type="string" calcext:value-type="string">
            <text:p>T111 (BAD)</text:p>
          </table:table-cell>
          <table:table-cell table:style-name="ce22" table:formula="of:=ROUND([.K20];4)" office:value-type="string" office:string-value="" calcext:value-type="error">
            <text:p>#DIV/0!</text:p>
          </table:table-cell>
          <table:table-cell table:style-name="ce22" table:formula="of:=ROUND([.J20];4)" office:value-type="string" office:string-value="" calcext:value-type="error">
            <text:p>#DIV/0!</text:p>
          </table:table-cell>
          <table:table-cell table:style-name="ce22" office:value-type="float" office:value="0" calcext:value-type="float">
            <text:p>0</text:p>
          </table:table-cell>
          <table:table-cell table:style-name="ce28" table:number-columns-repeated="5"/>
          <table:table-cell table:style-name="ce28" table:formula="of:=([.F20]-[.H20])/([.G20]-[.I20])" office:value-type="string" office:string-value="" calcext:value-type="error">
            <text:p>#DIV/0!</text:p>
          </table:table-cell>
          <table:table-cell table:style-name="ce28" table:formula="of:=[.F20]-([.J20]*[.G20])" office:value-type="string" office:string-value="" calcext:value-type="error">
            <text:p>#DIV/0!</text:p>
          </table:table-cell>
        </table:table-row>
        <table:table-row table:style-name="ro1">
          <table:table-cell table:style-name="ce10" office:value-type="string" calcext:value-type="string">
            <text:p>T104</text:p>
          </table:table-cell>
          <table:table-cell table:style-name="ce10" table:formula="of:=ROUND([.K21];4)" office:value-type="float" office:value="-2.2076" calcext:value-type="float">
            <text:p>-2.2076</text:p>
          </table:table-cell>
          <table:table-cell table:style-name="ce10" table:formula="of:=ROUND([.J21];4)" office:value-type="float" office:value="1.0349" calcext:value-type="float">
            <text:p>1.0349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424" calcext:value-type="float">
            <text:p>22.42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85" calcext:value-type="float">
            <text:p>38.85</text:p>
          </table:table-cell>
          <table:table-cell table:style-name="ce12" table:formula="of:=([.F21]-[.H21])/([.G21]-[.I21])" office:value-type="float" office:value="1.03494460002435" calcext:value-type="float">
            <text:p>1.03494460002435</text:p>
          </table:table-cell>
          <table:table-cell table:style-name="ce12" table:formula="of:=[.F21]-([.J21]*[.G21])" office:value-type="float" office:value="-2.20759771094606" calcext:value-type="float">
            <text:p>-2.20759771094606</text:p>
          </table:table-cell>
        </table:table-row>
        <table:table-row table:style-name="ro1">
          <table:table-cell table:style-name="ce10" office:value-type="string" calcext:value-type="string">
            <text:p>T106</text:p>
          </table:table-cell>
          <table:table-cell table:style-name="ce10" table:formula="of:=ROUND([.K22];4)" office:value-type="float" office:value="-3.9144" calcext:value-type="float">
            <text:p>-3.9144</text:p>
          </table:table-cell>
          <table:table-cell table:style-name="ce10" table:formula="of:=ROUND([.J22];4)" office:value-type="float" office:value="1.1191" calcext:value-type="float">
            <text:p>1.1191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262" calcext:value-type="float">
            <text:p>22.26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.878" calcext:value-type="float">
            <text:p>33.878</text:p>
          </table:table-cell>
          <table:table-cell table:style-name="ce12" table:formula="of:=([.F22]-[.H22])/([.G22]-[.I22])" office:value-type="float" office:value="1.11914600550964" calcext:value-type="float">
            <text:p>1.11914600550964</text:p>
          </table:table-cell>
          <table:table-cell table:style-name="ce12" table:formula="of:=[.F22]-([.J22]*[.G22])" office:value-type="float" office:value="-3.91442837465565" calcext:value-type="float">
            <text:p>-3.91442837465565</text:p>
          </table:table-cell>
        </table:table-row>
        <table:table-row table:style-name="ro1">
          <table:table-cell table:style-name="ce24" office:value-type="string" calcext:value-type="string">
            <text:p>T116 (BAD)</text:p>
          </table:table-cell>
          <table:table-cell table:style-name="ce26" table:formula="of:=ROUND([.K23];4)" office:value-type="string" office:string-value="" calcext:value-type="error">
            <text:p>#DIV/0!</text:p>
          </table:table-cell>
          <table:table-cell table:style-name="ce24" table:formula="of:=ROUND([.J23];4)" office:value-type="string" office:string-value="" calcext:value-type="error">
            <text:p>#DIV/0!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5"/>
          <table:table-cell table:style-name="ce24" table:formula="of:=([.F23]-[.H23])/([.G23]-[.I23])" office:value-type="string" office:string-value="" calcext:value-type="error">
            <text:p>#DIV/0!</text:p>
          </table:table-cell>
          <table:table-cell table:style-name="ce24" table:formula="of:=[.F23]-([.J23]*[.G23])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T113</text:p>
          </table:table-cell>
          <table:table-cell table:style-name="ce10" table:formula="of:=ROUND([.K24];4)" office:value-type="float" office:value="-3.496" calcext:value-type="float">
            <text:p>-3.496</text:p>
          </table:table-cell>
          <table:table-cell table:style-name="ce10" table:formula="of:=ROUND([.J24];4)" office:value-type="float" office:value="1.1118" calcext:value-type="float">
            <text:p>1.111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032" calcext:value-type="float">
            <text:p>22.03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.322" calcext:value-type="float">
            <text:p>37.322</text:p>
          </table:table-cell>
          <table:table-cell table:style-name="ce12" table:formula="of:=([.F24]-[.H24])/([.G24]-[.I24])" office:value-type="float" office:value="1.11183780248528" calcext:value-type="float">
            <text:p>1.11183780248528</text:p>
          </table:table-cell>
          <table:table-cell table:style-name="ce12" table:formula="of:=[.F24]-([.J24]*[.G24])" office:value-type="float" office:value="-3.49601046435579" calcext:value-type="float">
            <text:p>-3.49601046435579</text:p>
          </table:table-cell>
        </table:table-row>
        <table:table-row table:style-name="ro1">
          <table:table-cell office:value-type="string" calcext:value-type="string">
            <text:p>T112</text:p>
          </table:table-cell>
          <table:table-cell table:style-name="ce10" table:formula="of:=ROUND([.K25];4)" office:value-type="float" office:value="-5.574" calcext:value-type="float">
            <text:p>-5.574</text:p>
          </table:table-cell>
          <table:table-cell table:style-name="ce10" table:formula="of:=ROUND([.J25];4)" office:value-type="float" office:value="1.1665" calcext:value-type="float">
            <text:p>1.166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.5" calcext:value-type="float">
            <text:p>21.5</text:p>
          </table:table-cell>
          <table:table-cell table:style-name="ce12" office:value-type="float" office:value="23.21" calcext:value-type="float">
            <text:p>23.2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.926" calcext:value-type="float">
            <text:p>33.926</text:p>
          </table:table-cell>
          <table:table-cell table:style-name="ce12" table:formula="of:=([.F25]-[.H25])/([.G25]-[.I25])" office:value-type="float" office:value="1.16648002986189" calcext:value-type="float">
            <text:p>1.16648002986189</text:p>
          </table:table-cell>
          <table:table-cell table:style-name="ce12" table:formula="of:=[.F25]-([.J25]*[.G25])" office:value-type="float" office:value="-5.57400149309444" calcext:value-type="float">
            <text:p>-5.57400149309444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formula="of:=ROUND([.K27];4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3.923458042</meta:creation-date>
    <dc:date>2023-11-17T11:11:27.506379452</dc:date>
    <meta:editing-duration>PT4H1M42S</meta:editing-duration>
    <meta:editing-cycles>18</meta:editing-cycles>
    <meta:generator>LibreOffice/7.3.7.2$Linux_X86_64 LibreOffice_project/30$Build-2</meta:generator>
    <meta:document-statistic meta:table-count="1" meta:cell-count="142" meta:object-count="2"/>
  </office:meta>
</office:document-meta>
</file>